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Pericles" svg:font-family="Pericle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Pericles" fo:font-size="10pt" fo:font-weight="normal" officeooo:rsid="0011b80c" officeooo:paragraph-rsid="00071fe9" style:font-size-asian="8.75pt" style:font-weight-asian="normal" style:font-size-complex="10pt" style:font-weight-complex="normal"/>
    </style:style>
    <style:style style:name="P2" style:family="paragraph" style:parent-style-name="Standard">
      <style:text-properties style:font-name="Pericles" fo:font-size="10pt" fo:font-weight="normal" officeooo:rsid="0007bf4a" officeooo:paragraph-rsid="0007bf4a" style:font-size-asian="8.75pt" style:font-weight-asian="normal" style:font-size-complex="10pt" style:font-weight-complex="normal"/>
    </style:style>
    <style:style style:name="P3" style:family="paragraph" style:parent-style-name="Standard">
      <style:text-properties style:font-name="Pericles" fo:font-size="10pt" fo:font-weight="normal" officeooo:rsid="000c30a8" officeooo:paragraph-rsid="000c30a8" style:font-size-asian="8.75pt" style:font-weight-asian="normal" style:font-size-complex="10pt" style:font-weight-complex="normal"/>
    </style:style>
    <style:style style:name="P4" style:family="paragraph" style:parent-style-name="Standard">
      <style:text-properties style:font-name="Pericles" fo:font-size="10pt" fo:font-weight="normal" officeooo:rsid="000dbab8" officeooo:paragraph-rsid="000dbab8" style:font-size-asian="8.75pt" style:font-weight-asian="normal" style:font-size-complex="10pt" style:font-weight-complex="normal"/>
    </style:style>
    <style:style style:name="P5" style:family="paragraph" style:parent-style-name="Standard">
      <style:text-properties style:font-name="Pericles" fo:font-size="10pt" fo:font-weight="normal" officeooo:rsid="000eef58" officeooo:paragraph-rsid="000eef58" style:font-size-asian="8.75pt" style:font-weight-asian="normal" style:font-size-complex="10pt" style:font-weight-complex="normal"/>
    </style:style>
    <style:style style:name="P6" style:family="paragraph" style:parent-style-name="Standard">
      <style:text-properties style:font-name="Pericles" fo:font-size="10pt" fo:font-weight="normal" officeooo:rsid="000eef58" officeooo:paragraph-rsid="0012d9a5" style:font-size-asian="8.75pt" style:font-weight-asian="normal" style:font-size-complex="10pt" style:font-weight-complex="normal"/>
    </style:style>
    <style:style style:name="P7" style:family="paragraph" style:parent-style-name="Standard">
      <style:text-properties style:font-name="Pericles" fo:font-size="10pt" fo:font-weight="normal" officeooo:rsid="000eef58" officeooo:paragraph-rsid="00159762" style:font-size-asian="8.75pt" style:font-weight-asian="normal" style:font-size-complex="10pt" style:font-weight-complex="normal"/>
    </style:style>
    <style:style style:name="P8" style:family="paragraph" style:parent-style-name="Standard">
      <style:text-properties style:font-name="Pericles" fo:font-size="10pt" fo:font-weight="normal" officeooo:rsid="00107cc2" officeooo:paragraph-rsid="00107cc2" style:font-size-asian="8.75pt" style:font-weight-asian="normal" style:font-size-complex="10pt" style:font-weight-complex="normal"/>
    </style:style>
    <style:style style:name="P9" style:family="paragraph" style:parent-style-name="Standard">
      <style:text-properties style:font-name="Pericles" fo:font-size="10pt" fo:font-weight="normal" officeooo:rsid="0012d9a5" officeooo:paragraph-rsid="0012d9a5" style:font-size-asian="8.75pt" style:font-weight-asian="normal" style:font-size-complex="10pt" style:font-weight-complex="normal"/>
    </style:style>
    <style:style style:name="P10" style:family="paragraph" style:parent-style-name="Standard">
      <style:text-properties style:font-name="Pericles" fo:font-size="10pt" fo:font-weight="normal" officeooo:rsid="0012f884" officeooo:paragraph-rsid="0012f884" style:font-size-asian="8.75pt" style:font-weight-asian="normal" style:font-size-complex="10pt" style:font-weight-complex="normal"/>
    </style:style>
    <style:style style:name="P11" style:family="paragraph" style:parent-style-name="Standard">
      <style:text-properties style:font-name="Pericles" fo:font-size="10pt" fo:font-weight="bold" officeooo:rsid="000dbab8" officeooo:paragraph-rsid="000dbab8" style:font-size-asian="8.75pt" style:font-weight-asian="bold" style:font-size-complex="10pt" style:font-weight-complex="bold"/>
    </style:style>
    <style:style style:name="P12" style:family="paragraph" style:parent-style-name="Standard">
      <style:text-properties style:font-name="Pericles" fo:font-size="10pt" fo:font-weight="bold" officeooo:rsid="000eef58" officeooo:paragraph-rsid="000eef58" style:font-size-asian="8.75pt" style:font-weight-asian="bold" style:font-size-complex="10pt" style:font-weight-complex="bold"/>
    </style:style>
    <style:style style:name="P13" style:family="paragraph" style:parent-style-name="Standard">
      <style:text-properties style:font-name="Pericles" fo:font-size="10pt" fo:font-weight="bold" officeooo:rsid="0012d9a5" officeooo:paragraph-rsid="0012d9a5" style:font-size-asian="8.75pt" style:font-weight-asian="bold" style:font-size-complex="10pt" style:font-weight-complex="bold"/>
    </style:style>
    <style:style style:name="P14" style:family="paragraph" style:parent-style-name="Standard">
      <style:text-properties style:font-name="Pericles" fo:font-size="10pt" fo:font-weight="bold" officeooo:rsid="00159762" officeooo:paragraph-rsid="00159762" style:font-size-asian="8.75pt" style:font-weight-asian="bold" style:font-size-complex="10pt" style:font-weight-complex="bold"/>
    </style:style>
    <style:style style:name="P15" style:family="paragraph" style:parent-style-name="Standard">
      <style:text-properties style:font-name="Pericles" fo:font-weight="bold" officeooo:rsid="0011b80c" officeooo:paragraph-rsid="00071fe9" style:font-weight-asian="bold" style:font-weight-complex="bold"/>
    </style:style>
    <style:style style:name="P16" style:family="paragraph" style:parent-style-name="Standard">
      <style:text-properties style:font-name="Pericles" fo:font-weight="bold" officeooo:rsid="00071fe9" officeooo:paragraph-rsid="00071fe9" style:font-weight-asian="bold" style:font-weight-complex="bold"/>
    </style:style>
    <style:style style:name="P17" style:family="paragraph" style:parent-style-name="Standard">
      <style:text-properties style:font-name="Pericles" fo:font-weight="normal" officeooo:rsid="0011b80c" officeooo:paragraph-rsid="00071fe9" style:font-weight-asian="normal" style:font-weight-complex="normal"/>
    </style:style>
    <style:style style:name="P18" style:family="paragraph" style:parent-style-name="Standard">
      <style:text-properties officeooo:rsid="00107cc2" officeooo:paragraph-rsid="00107cc2"/>
    </style:style>
    <style:style style:name="P19" style:family="paragraph" style:parent-style-name="Standard" style:list-style-name="L1">
      <style:text-properties officeooo:paragraph-rsid="000c30a8"/>
    </style:style>
    <style:style style:name="P20" style:family="paragraph" style:parent-style-name="Standard" style:list-style-name="L1">
      <style:text-properties style:font-name="Pericles" fo:font-size="10pt" fo:font-weight="normal" officeooo:rsid="000c30a8" officeooo:paragraph-rsid="000c30a8" style:font-size-asian="8.75pt" style:font-weight-asian="normal" style:font-size-complex="10pt" style:font-weight-complex="normal"/>
    </style:style>
    <style:style style:name="P21" style:family="paragraph" style:parent-style-name="Standard" style:list-style-name="L1">
      <style:text-properties style:font-name="Pericles" fo:font-size="10pt" fo:font-weight="normal" officeooo:rsid="000dbab8" officeooo:paragraph-rsid="000dbab8" style:font-size-asian="8.75pt" style:font-weight-asian="normal" style:font-size-complex="10pt" style:font-weight-complex="normal"/>
    </style:style>
    <style:style style:name="P22" style:family="paragraph" style:parent-style-name="Standard" style:list-style-name="L2">
      <style:text-properties style:font-name="Pericles" fo:font-size="10pt" fo:font-weight="normal" officeooo:rsid="000dbab8" officeooo:paragraph-rsid="000dbab8" style:font-size-asian="8.75pt" style:font-weight-asian="normal" style:font-size-complex="10pt" style:font-weight-complex="normal"/>
    </style:style>
    <style:style style:name="P23" style:family="paragraph" style:parent-style-name="Standard" style:list-style-name="L2">
      <style:text-properties style:font-name="Pericles" fo:font-size="10pt" fo:font-weight="normal" officeooo:rsid="000eef58" officeooo:paragraph-rsid="000eef58" style:font-size-asian="8.75pt" style:font-weight-asian="normal" style:font-size-complex="10pt" style:font-weight-complex="normal"/>
    </style:style>
    <style:style style:name="P24" style:family="paragraph" style:parent-style-name="Standard" style:list-style-name="L3">
      <style:text-properties style:font-name="Pericles" fo:font-size="10pt" fo:font-weight="normal" officeooo:rsid="000eef58" officeooo:paragraph-rsid="000eef58" style:font-size-asian="8.75pt" style:font-weight-asian="normal" style:font-size-complex="10pt" style:font-weight-complex="normal"/>
    </style:style>
    <style:style style:name="P25" style:family="paragraph" style:parent-style-name="Standard" style:list-style-name="L4">
      <style:text-properties style:font-name="Pericles" fo:font-size="10pt" fo:font-weight="normal" officeooo:rsid="00107cc2" officeooo:paragraph-rsid="00107cc2" style:font-size-asian="8.75pt" style:font-weight-asian="normal" style:font-size-complex="10pt" style:font-weight-complex="normal"/>
    </style:style>
    <style:style style:name="P26" style:family="paragraph" style:parent-style-name="Standard" style:list-style-name="L5">
      <style:text-properties style:font-name="Pericles" fo:font-size="10pt" fo:font-weight="normal" officeooo:rsid="00107cc2" officeooo:paragraph-rsid="00107cc2" style:font-size-asian="8.75pt" style:font-weight-asian="normal" style:font-size-complex="10pt" style:font-weight-complex="normal"/>
    </style:style>
    <style:style style:name="P27" style:family="paragraph" style:parent-style-name="Standard" style:list-style-name="L5">
      <style:text-properties style:font-name="Pericles" fo:font-size="10pt" fo:font-weight="normal" officeooo:rsid="0012d9a5" officeooo:paragraph-rsid="0012d9a5" style:font-size-asian="8.75pt" style:font-weight-asian="normal" style:font-size-complex="10pt" style:font-weight-complex="normal"/>
    </style:style>
    <style:style style:name="P28" style:family="paragraph" style:parent-style-name="Standard" style:list-style-name="L6">
      <style:text-properties style:font-name="Pericles" fo:font-size="10pt" fo:font-weight="normal" officeooo:rsid="0012d9a5" officeooo:paragraph-rsid="0012d9a5" style:font-size-asian="8.75pt" style:font-weight-asian="normal" style:font-size-complex="10pt" style:font-weight-complex="normal"/>
    </style:style>
    <style:style style:name="P29" style:family="paragraph" style:parent-style-name="Standard" style:list-style-name="L5">
      <style:text-properties style:font-name="Pericles" fo:font-size="10pt" fo:font-weight="normal" officeooo:rsid="0012f884" officeooo:paragraph-rsid="0012f884" style:font-size-asian="8.75pt" style:font-weight-asian="normal" style:font-size-complex="10pt" style:font-weight-complex="normal"/>
    </style:style>
    <style:style style:name="P30" style:family="paragraph" style:parent-style-name="Standard" style:list-style-name="L6">
      <style:text-properties style:font-name="Pericles" fo:font-size="10pt" fo:font-weight="normal" officeooo:rsid="0012f884" officeooo:paragraph-rsid="0012f884" style:font-size-asian="8.75pt" style:font-weight-asian="normal" style:font-size-complex="10pt" style:font-weight-complex="normal"/>
    </style:style>
    <style:style style:name="P31" style:family="paragraph" style:parent-style-name="Standard" style:list-style-name="L7">
      <style:text-properties style:font-name="Pericles" fo:font-size="10pt" fo:font-weight="normal" officeooo:rsid="0012f884" officeooo:paragraph-rsid="0012f884" style:font-size-asian="8.75pt" style:font-weight-asian="normal" style:font-size-complex="10pt" style:font-weight-complex="normal"/>
    </style:style>
    <style:style style:name="P32" style:family="paragraph" style:parent-style-name="Standard" style:list-style-name="L7">
      <style:text-properties style:font-name="Pericles" fo:font-size="10pt" style:text-underline-style="none" fo:font-weight="normal" officeooo:rsid="0012f884" officeooo:paragraph-rsid="0012f884" style:font-size-asian="8.75pt" style:font-weight-asian="normal" style:font-size-complex="10pt" style:font-weight-complex="normal"/>
    </style:style>
    <style:style style:name="P33" style:family="paragraph" style:parent-style-name="Standard">
      <style:text-properties style:font-name="Pericles" fo:font-size="10pt" style:text-underline-style="none" fo:font-weight="normal" officeooo:rsid="0012f884" officeooo:paragraph-rsid="0012f884" style:font-size-asian="8.75pt" style:font-weight-asian="normal" style:font-size-complex="10pt" style:font-weight-complex="normal"/>
    </style:style>
    <style:style style:name="P34" style:family="paragraph" style:parent-style-name="Standard" style:list-style-name="L7">
      <style:text-properties style:font-name="Pericles" fo:font-size="10pt" style:text-underline-style="none" fo:font-weight="normal" officeooo:rsid="0014ab16" officeooo:paragraph-rsid="0014ab16" style:font-size-asian="8.75pt" style:font-weight-asian="normal" style:font-size-complex="10pt" style:font-weight-complex="normal"/>
    </style:style>
    <style:style style:name="P35" style:family="paragraph" style:parent-style-name="Standard" style:list-style-name="L7">
      <style:text-properties style:font-name="Pericles" fo:font-size="10pt" style:text-underline-style="none" fo:font-weight="normal" officeooo:rsid="00159762" officeooo:paragraph-rsid="00159762" style:font-size-asian="8.75pt" style:font-weight-asian="normal" style:font-size-complex="10pt" style:font-weight-complex="normal"/>
    </style:style>
    <style:style style:name="P36" style:family="paragraph" style:parent-style-name="Standard">
      <style:text-properties style:font-name="Pericles" fo:font-size="10pt" style:text-underline-style="none" fo:font-weight="normal" officeooo:rsid="00159762" officeooo:paragraph-rsid="00159762" style:font-size-asian="8.75pt" style:font-weight-asian="normal" style:font-size-complex="10pt" style:font-weight-complex="normal"/>
    </style:style>
    <style:style style:name="P37" style:family="paragraph" style:parent-style-name="Standard" style:list-style-name="L8">
      <style:text-properties style:font-name="Pericles" fo:font-size="10pt" style:text-underline-style="none" fo:font-weight="normal" officeooo:rsid="0016baf7" officeooo:paragraph-rsid="0016baf7" style:font-size-asian="8.75pt" style:font-weight-asian="normal" style:font-size-complex="10pt" style:font-weight-complex="normal"/>
    </style:style>
    <style:style style:name="P38" style:family="paragraph" style:parent-style-name="Standard" style:list-style-name="L8">
      <style:text-properties style:font-name="Pericles" fo:font-size="10pt" style:text-underline-style="none" fo:font-weight="normal" officeooo:rsid="001840f9" officeooo:paragraph-rsid="001840f9" style:font-size-asian="8.75pt" style:font-weight-asian="normal" style:font-size-complex="10pt" style:font-weight-complex="normal"/>
    </style:style>
    <style:style style:name="P39" style:family="paragraph" style:parent-style-name="Standard" style:list-style-name="L8">
      <style:text-properties style:font-name="Pericles" fo:font-size="10pt" style:text-underline-style="none" fo:font-weight="normal" officeooo:rsid="0018db7e" officeooo:paragraph-rsid="0018db7e" style:font-size-asian="8.75pt" style:font-weight-asian="normal" style:font-size-complex="10pt" style:font-weight-complex="normal"/>
    </style:style>
    <style:style style:name="P40" style:family="paragraph" style:parent-style-name="Standard" style:list-style-name="L1">
      <style:text-properties officeooo:rsid="000dbab8" officeooo:paragraph-rsid="000dbab8"/>
    </style:style>
    <style:style style:name="T1" style:family="text">
      <style:text-properties officeooo:rsid="000c30a8"/>
    </style:style>
    <style:style style:name="T2" style:family="text">
      <style:text-properties fo:font-size="12pt" officeooo:rsid="000c30a8" style:font-size-asian="12pt" style:font-size-complex="12pt"/>
    </style:style>
    <style:style style:name="T3" style:family="text">
      <style:text-properties style:font-name="Pericles" fo:font-size="10pt" fo:font-weight="normal" style:font-size-asian="8.75pt" style:font-weight-asian="normal" style:font-size-complex="10pt" style:font-weight-complex="normal"/>
    </style:style>
    <style:style style:name="T4" style:family="text">
      <style:text-properties style:font-name="Pericles" fo:font-size="10pt" fo:font-weight="normal" officeooo:rsid="000c30a8" style:font-size-asian="8.75pt" style:font-weight-asian="normal" style:font-size-complex="10pt" style:font-weight-complex="normal"/>
    </style:style>
    <style:style style:name="T5" style:family="text">
      <style:text-properties style:font-name="Pericles" fo:font-size="10pt" style:text-underline-style="solid" style:text-underline-width="auto" style:text-underline-color="font-color" fo:font-weight="normal" style:font-size-asian="8.75pt" style:font-weight-asian="normal" style:font-size-complex="10pt" style:font-weight-complex="normal"/>
    </style:style>
    <style:style style:name="T6" style:family="text">
      <style:text-properties style:font-name="Pericles" fo:font-size="10pt" style:text-underline-style="solid" style:text-underline-width="auto" style:text-underline-color="font-color" fo:font-weight="normal" officeooo:rsid="000c30a8" style:font-size-asian="8.75pt" style:font-weight-asian="normal" style:font-size-complex="10pt"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4ab16"/>
    </style:style>
    <style:style style:name="T9" style:family="text">
      <style:text-properties style:text-underline-style="none"/>
    </style:style>
    <style:style style:name="T10" style:family="text">
      <style:text-properties style:text-underline-style="none" officeooo:rsid="0014ab16"/>
    </style:style>
    <style:style style:name="T11" style:family="text">
      <style:text-properties officeooo:rsid="0014ab1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Notes <text:span text:style-name="T1">3/3/2018 – </text:span><text:span text:style-name="T2">The Perfect Storm</text:span></text:p>
      <text:p text:style-name="P3"/>
      <text:p text:style-name="P11">The Pirate Ship</text:p>
      <text:p text:style-name="P3"/>
      <text:p text:style-name="P3">Lauron is returning to Thelod on a Cividi merchant ship, <text:span text:style-name="T11">the </text:span><text:span text:style-name="T8">Sun Chaser</text:span>. Just a day away from his destination, a pirate ship is seen on the horizon, traveling at an unnatural speed. </text:p>
      <text:p text:style-name="P3"/>
      <text:list xml:id="list673976280" text:style-name="L1">
        <text:list-item>
          <text:p text:style-name="P19"><text:span text:style-name="T4">The captain of the Cividi vessel, </text:span><text:span text:style-name="T6">Cornelius</text:span><text:span text:style-name="T4">, calls Lauron to the deck and asks him if he’s ever seen such an occurrence</text:span></text:p>
          <text:list>
            <text:list-item>
              <text:p text:style-name="P20">It is a Theyd pirate ship, traveling on an ominous cloud front at an incredible rate of speed</text:p>
            </text:list-item>
            <text:list-item>
              <text:p text:style-name="P20">We will almost certainly be caught</text:p>
            </text:list-item>
            <text:list-item>
              <text:p text:style-name="P21">Is it magic???</text:p>
              <text:list>
                <text:list-item>
                  <text:p text:style-name="P21">Yes… give Jon a spell lore roll</text:p>
                  <text:list>
                    <text:list-item>
                      <text:p text:style-name="P21">Could be the Ulder/Thox/Storm horn??</text:p>
                    </text:list-item>
                  </text:list>
                </text:list-item>
              </text:list>
            </text:list-item>
          </text:list>
        </text:list-item>
        <text:list-item>
          <text:p text:style-name="P40"><text:span text:style-name="T4">W</text:span><text:span text:style-name="T3">hat should we do, Captain?</text:span></text:p>
          <text:list>
            <text:list-item>
              <text:p text:style-name="P21">Normally, I would say we should surrender, since this ship is not a fighting vessel</text:p>
            </text:list-item>
            <text:list-item>
              <text:p text:style-name="P21">However, I was warned by the port master that the Theyd are agitated about our colony on Thelod, and have been giving no quarter to Cividi ships</text:p>
            </text:list-item>
            <text:list-item>
              <text:p text:style-name="P21">We will have to prepare to fight for our lives</text:p>
            </text:list-item>
          </text:list>
        </text:list-item>
      </text:list>
      <text:p text:style-name="P4"/>
      <text:p text:style-name="P11">The Alchemists</text:p>
      <text:p text:style-name="P4"/>
      <text:p text:style-name="P4">Peri and Velasarous have been working together for a couple of weeks now, but that partnership is soon coming to an end. See if Peri has come up with any ideas regarding the Alchemy of the Celestial Gates and determine if there are any experiments to be done. If so, play those out…</text:p>
      <text:p text:style-name="P4"/>
      <text:list xml:id="list1580207421" text:style-name="L2">
        <text:list-item>
          <text:p text:style-name="P22">I am almost done here… I do thank you for allowing me access. It was much easier than the alternatives…</text:p>
        </text:list-item>
        <text:list-item>
          <text:p text:style-name="P22">Look, I have no specific love for the Empire, but they do recognize my skills, pay well, and allow me access to a wealth of resources</text:p>
          <text:list>
            <text:list-item>
              <text:p text:style-name="P23">Can I convince you to accompany me back to Cividi, and join up???</text:p>
            </text:list-item>
            <text:list-item>
              <text:p text:style-name="P23">No? Pity…</text:p>
            </text:list-item>
          </text:list>
        </text:list-item>
        <text:list-item>
          <text:p text:style-name="P23">They are going to want to see this gate. I have delayed them for some time, but that time is soon to end. Out of gratitude, I can perhaps delay them a week, or perhaps two, but my employers will want access to this gate…</text:p>
          <text:list>
            <text:list-item>
              <text:p text:style-name="P23">??? What does Jeff do in this case</text:p>
            </text:list-item>
          </text:list>
        </text:list-item>
      </text:list>
      <text:p text:style-name="P5"/>
      <text:p text:style-name="P12">The Missing Mother-To-Be</text:p>
      <text:p text:style-name="P5"/>
      <text:p text:style-name="P5">Cassandra comes to Helena with news that Alanna has gone missing.</text:p>
      <text:p text:style-name="P5"/>
      <text:list xml:id="list2612338072" text:style-name="L3">
        <text:list-item>
          <text:p text:style-name="P24">She was running an errand to the Orchard and was due back, but she is nearly a day overdue</text:p>
        </text:list-item>
        <text:list-item>
          <text:p text:style-name="P24">Asking around might gain the information that she often took the northern approach to the Orchard, because of the beautiful view of the cliffs that it affords when returning home</text:p>
        </text:list-item>
        <text:list-item>
          <text:p text:style-name="P24">Otherwise, Rowan might be able to track the wagon, or will understand the two approaches to the Orchard from her time on the island</text:p>
        </text:list-item>
        <text:list-item>
          <text:p text:style-name="P24"><text:soft-page-break/>I assume Helena and Rowan will mount a search party…</text:p>
        </text:list-item>
      </text:list>
      <text:p text:style-name="P5"/>
      <text:p text:style-name="P12">The Sea Battle</text:p>
      <text:p text:style-name="P5"/>
      <text:p text:style-name="P18"><text:span text:style-name="T3">The ships close, and one of the sailors recognizes the pirate flag to be that of </text:span><text:span text:style-name="T5">Thargoz the Terrible</text:span><text:span text:style-name="T3">, a feared Theyd pirate captain. The crew seems nervous at that news</text:span></text:p>
      <text:list xml:id="list2752221429" text:style-name="L4">
        <text:list-item>
          <text:p text:style-name="P25">Then the captain rallies the crew</text:p>
          <text:list>
            <text:list-item>
              <text:p text:style-name="P25">I have faced Thargoz before, and though he is brutal, he is also a coward</text:p>
            </text:list-item>
            <text:list-item>
              <text:p text:style-name="P25">His reputation has been earned by terrorizing those who don’t fight back</text:p>
            </text:list-item>
            <text:list-item>
              <text:p text:style-name="P25">If we hit him hard enough, quickly enough, it might make him think twice...</text:p>
            </text:list-item>
          </text:list>
        </text:list-item>
      </text:list>
      <text:list xml:id="list3662385234" text:style-name="L5">
        <text:list-item>
          <text:p text:style-name="P26">We do have a single ballista on board, and some archers… perhaps we can give them a good surprise lick before they are upon us… make them think twice… make him turn away</text:p>
        </text:list-item>
        <text:list-item>
          <text:p text:style-name="P26">I am sure Jon will have questions/preparations… so be it let him get ready for combat</text:p>
        </text:list-item>
        <text:list-item>
          <text:p text:style-name="P26">The first volley goes to the Cividi</text:p>
          <text:list>
            <text:list-item>
              <text:p text:style-name="P26">The ballista hits</text:p>
            </text:list-item>
            <text:list-item>
              <text:p text:style-name="P26">The archers fire flaming arrows at Thargoz</text:p>
            </text:list-item>
            <text:list-item>
              <text:p text:style-name="P26">Jon’s fire spells hit the deck and sails</text:p>
            </text:list-item>
          </text:list>
        </text:list-item>
        <text:list-item>
          <text:p text:style-name="P26">The crew cheers as the Theyd ship turns away</text:p>
        </text:list-item>
        <text:list-item>
          <text:p text:style-name="P26">Then… the lightning comes…</text:p>
        </text:list-item>
        <text:list-item>
          <text:p text:style-name="P27">A horn is heard from the Theyd ship, and bolts of lightning tear through the Cividi ship, snapping the mast</text:p>
        </text:list-item>
        <text:list-item>
          <text:p text:style-name="P29">Suddenly Thargoz’s ship turns back and picks up speed… it is going to ram us!!!!</text:p>
        </text:list-item>
      </text:list>
      <text:p text:style-name="P8"/>
      <text:p text:style-name="P13">The Wolves</text:p>
      <text:p text:style-name="P6"/>
      <text:p text:style-name="P9">Helena and Rowan will find Alanna and her broken down wagon, almost a day away from Mykonos. She is holed up in her wagon, surrounded by a small pack of wolves who slowly circle.</text:p>
      <text:list xml:id="list2360302763" text:style-name="L6">
        <text:list-item>
          <text:p text:style-name="P28">This will be an easy battle for the PCs and their pets</text:p>
        </text:list-item>
        <text:list-item>
          <text:p text:style-name="P28">The wagon is broken pretty badly</text:p>
          <text:list>
            <text:list-item>
              <text:p text:style-name="P28">the wheel is broken and the axle snapped</text:p>
            </text:list-item>
            <text:list-item>
              <text:p text:style-name="P28">Close inspection shows that the wood is infested by a worm that weakens it</text:p>
            </text:list-item>
          </text:list>
        </text:list-item>
        <text:list-item>
          <text:p text:style-name="P28">Alanna can walk however, not even an hour passes and she gets some serious cramping and needs to rest</text:p>
        </text:list-item>
        <text:list-item>
          <text:p text:style-name="P28">PCs with survival/weather knowledge can feel something unnatural on the wind</text:p>
          <text:list>
            <text:list-item>
              <text:p text:style-name="P30">A huge storm is coming, and quickly. You need to get everyone to shelter as soon as possible!</text:p>
            </text:list-item>
          </text:list>
        </text:list-item>
      </text:list>
      <text:p text:style-name="P9"/>
      <text:p text:style-name="P13">The Sacrifice</text:p>
      <text:p text:style-name="P6"/>
      <text:p text:style-name="P10">Lauron wakes up in a dark, dank brig. Through barely open eyes he sees <text:span text:style-name="T7">Captain Cornelius</text:span><text:span text:style-name="T9"> being dragged up to the deck by his Theyd captors.</text:span></text:p>
      <text:list xml:id="list661445382" text:style-name="L7">
        <text:list-item>
          <text:p text:style-name="P32">I assume Jon will escape his cell and make his way to the deck…</text:p>
        </text:list-item>
        <text:list-item>
          <text:p text:style-name="P31"><text:span text:style-name="T9">There, he sees the captain and several of the crew of his ship bound and gagged </text:span><text:span text:style-name="T10">at the feet of a carved totem depicting the many-tentacled Lord of Storms (the dark aspect of Ulder)</text:span></text:p>
        </text:list-item>
        <text:list-item>
          <text:p text:style-name="P34">Thargoz is here, holding the Horn of Winds and a wicked looking black trident</text:p>
        </text:list-item>
        <text:list-item>
          <text:p text:style-name="P34">The smoking wreckage of the Sun Chaser floats nearby and the island of Thelod can be seen in the distance</text:p>
        </text:list-item>
        <text:list-item>
          <text:p text:style-name="P35"><text:soft-page-break/>Thargoz, stabs one of the struggling crew members with the trident and then kicks the body into the sea</text:p>
          <text:list>
            <text:list-item>
              <text:p text:style-name="P35">Dark tentacles rise from the depths and take the body</text:p>
            </text:list-item>
          </text:list>
        </text:list-item>
        <text:list-item>
          <text:p text:style-name="P35">He then yells through the horn, and his voice is like thunder</text:p>
          <text:list>
            <text:list-item>
              <text:p text:style-name="P35">People of Thelod, I am Thargoz the Thunderer and I am here to liberate you from the Cividi scum infesting your shores!!!!</text:p>
            </text:list-item>
          </text:list>
        </text:list-item>
      </text:list>
      <text:p text:style-name="P36"/>
      <text:p text:style-name="P14">The Storm Begins</text:p>
      <text:p text:style-name="P7"/>
      <text:p text:style-name="P36">The temperature drops, dark clouds gather, and thunder rolls in.</text:p>
      <text:list xml:id="list1961017553" text:style-name="L8">
        <text:list-item>
          <text:p text:style-name="P37">First order of business should be to get out of the elements</text:p>
          <text:list>
            <text:list-item>
              <text:p text:style-name="P37">Could return to the broken wagon and create a shelter</text:p>
            </text:list-item>
            <text:list-item>
              <text:p text:style-name="P37">Could head to the cliffs and look for a cave or crevasse in which to hide</text:p>
            </text:list-item>
            <text:list-item>
              <text:p text:style-name="P37">??? Not sure what they will do, but give them a chance to make preparations and set up as best they can</text:p>
            </text:list-item>
          </text:list>
        </text:list-item>
        <text:list-item>
          <text:p text:style-name="P37">Then, the storm rolls in</text:p>
          <text:list>
            <text:list-item>
              <text:p text:style-name="P37">Temperature drops to just above freezing</text:p>
            </text:list-item>
            <text:list-item>
              <text:p text:style-name="P37">Lighting and thunder tear through the sky</text:p>
            </text:list-item>
            <text:list-item>
              <text:p text:style-name="P38">Wind kicks up to dangerous levels</text:p>
            </text:list-item>
            <text:list-item>
              <text:p text:style-name="P38">Rain pours down</text:p>
            </text:list-item>
          </text:list>
        </text:list-item>
        <text:list-item>
          <text:p text:style-name="P39">And then… Alanna’s water breaks</text:p>
        </text:list-item>
      </text:list>
      <text:p text:style-name="P33"/>
      <text:p text:style-name="P2"/>
      <text:p text:style-name="P16"/>
      <text:p text:style-name="P16"/>
      <text:p text:style-name="P1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Pericles" svg:font-family="Pericle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3T13:45:21.795000000</meta:creation-date>
    <dc:date>2018-03-03T19:50:02.727000000</dc:date>
    <meta:editing-duration>PT46M4S</meta:editing-duration>
    <meta:editing-cycles>5</meta:editing-cycles>
    <meta:generator>LibreOffice/5.4.2.2$Windows_X86_64 LibreOffice_project/22b09f6418e8c2d508a9eaf86b2399209b0990f4</meta:generator>
    <meta:document-statistic meta:table-count="0" meta:image-count="0" meta:object-count="0" meta:page-count="3" meta:paragraph-count="74" meta:word-count="1089" meta:character-count="5524" meta:non-whitespace-character-count="4566"/>
  </office:meta>
</office:document-meta>
</file>